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a xlink:type="simple" xlink:href="https://laravel.com/docs/6.x/authentication" text:style-name="Internet_20_link" text:visited-style-name="Visited_20_Internet_20_Link">https://laravel.com/docs/6.x/authentication</text:a></text:p>
      <text:p text:style-name="Standard"/>
      <text:p text:style-name="Standard"/>
      <text:p text:style-name="Standard"><text:a xlink:type="simple" xlink:href="https://adminlte.io/docs/2.4/installation" text:style-name="Internet_20_link" text:visited-style-name="Visited_20_Internet_20_Link">https://adminlte.io/docs/2.4/installation</text:a></text:p>
      <text:p text:style-name="Standard"/>
      <text:p text:style-name="Standard"/>
      <text:p text:style-name="P1"><text:span text:style-name="Source_20_Text">npm install admin-lte --save</text:span></text:p>
      <text:p text:style-name="P1"><text:span text:style-name="Source_20_Text">composer require "almasaeed2010/adminlte=~2.4"</text:span></text:p>
      <text:p text:style-name="Standard"/>
      <text:p text:style-name="Standard"/>
      <text:p text:style-name="Standard"><text:a xlink:type="simple" xlink:href="https://adminlte.io/themes/dev/AdminLTE/starter.html" text:style-name="Internet_20_link" text:visited-style-name="Visited_20_Internet_20_Link">https://adminlte.io/themes/dev/AdminLTE/starter.html</text:a></text:p>
      <text:p text:style-name="Standard"/>
      <text:p text:style-name="Standard"><text:a xlink:type="simple" xlink:href="https://fontawesome.com/how-to-use/on-the-web/setup/using-package-managers" text:style-name="Internet_20_link" text:visited-style-name="Visited_20_Internet_20_Link">https://fontawesome.com/how-to-use/on-the-web/setup/using-package-managers</text:a></text:p>
      <text:p text:style-name="Standard"/>
      <text:p text:style-name="Standard"><text:a xlink:type="simple" xlink:href="https://fontawesome.com/how-to-use/on-the-web/using-with/sass" text:style-name="Internet_20_link" text:visited-style-name="Visited_20_Internet_20_Link">https://fontawesome.com/how-to-use/on-the-web/using-with/sass</text:a></text:p>
      <text:p text:style-name="Standard"/>
      <text:p text:style-name="Standard"><text:a xlink:type="simple" xlink:href="https://fontawesome.com/icons?d=gallery" text:style-name="Internet_20_link" text:visited-style-name="Visited_20_Internet_20_Link">https://fontawesome.com/icons?d=gallery</text:a></text:p>
      <text:p text:style-name="Standard"/>
      <text:p text:style-name="Standard"/>
      <text:p text:style-name="Standard"><text:a xlink:type="simple" xlink:href="https://router.vuejs.org/installation.html" text:style-name="Internet_20_link" text:visited-style-name="Visited_20_Internet_20_Link">https://router.vuejs.org/installation.html</text:a></text:p>
      <text:p text:style-name="Standard"/>
      <text:p text:style-name="Standard"><text:a xlink:type="simple" xlink:href="https://router.vuejs.org/guide/#javascript" text:style-name="Internet_20_link" text:visited-style-name="Visited_20_Internet_20_Link">https://router.vuejs.org/guide/#javascript</text:a></text:p>
      <text:p text:style-name="Standard"/>
      <text:p text:style-name="Standard"><text:a xlink:type="simple" xlink:href="https://github.com/cretueusebiu/vform" text:style-name="Internet_20_link" text:visited-style-name="Visited_20_Internet_20_Link">https://github.com/cretueusebiu/vform</text:a></text:p>
      <text:p text:style-name="Standard"/>
      <text:p text:style-name="Standard"><text:a xlink:type="simple" xlink:href="https://momentjs.com/" text:style-name="Internet_20_link" text:visited-style-name="Visited_20_Internet_20_Link">https://momentjs.com/</text:a></text:p>
      <text:p text:style-name="Standard"/>
      <text:p text:style-name="Standard"><text:a xlink:type="simple" xlink:href="https://github.com/hilongjw/vue-progressbar" text:style-name="Internet_20_link" text:visited-style-name="Visited_20_Internet_20_Link">https://github.com/hilongjw/vue-progressbar</text:a></text:p>
      <text:p text:style-name="Standard"/>
      <text:p text:style-name="Standard"><text:a xlink:type="simple" xlink:href="https://sweetalert2.github.io/" text:style-name="Internet_20_link" text:visited-style-name="Visited_20_Internet_20_Link">https://sweetalert2.github.io/</text:a></text:p>
      <text:p text:style-name="Standard"/>
      <text:p text:style-name="Standard">https://sweetalert2.github.io/#example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2T16:17:31.973723823</meta:creation-date>
    <meta:generator>LibreOffice/6.3.5.2$Linux_X86_64 LibreOffice_project/30$Build-2</meta:generator>
    <dc:date>2020-10-05T18:58:56.457895082</dc:date>
    <meta:editing-duration>PT2H36M6S</meta:editing-duration>
    <meta:editing-cycles>11</meta:editing-cycles>
    <meta:document-statistic meta:table-count="0" meta:image-count="0" meta:object-count="0" meta:page-count="1" meta:paragraph-count="15" meta:word-count="21" meta:character-count="638" meta:non-whitespace-character-count="633"/>
  </office:meta>
</office:document-meta>
</file>